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ookman Old Style" svg:font-family="'Bookman Old Styl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Liberation Serif" fo:font-style="italic" style:font-style-asian="italic" style:font-style-complex="italic"/>
    </style:style>
    <style:style style:name="P2" style:family="paragraph" style:parent-style-name="Standard">
      <style:text-properties style:font-name="Liberation Serif"/>
    </style:style>
    <style:style style:name="T1" style:family="text">
      <style:text-properties officeooo:rsid="001c7ea5"/>
    </style:style>
    <style:style style:name="T2" style:family="text">
      <style:text-properties officeooo:rsid="001b67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ntributing to Project Persiancat</text:h>
      <text:p text:style-name="P1">I am grateful that you are contributing to Project Persiancat, </text:p>
      <text:p text:style-name="P2"/>
      <text:p text:style-name="P2">The name Persiancat stands for Portable Environment for Rendering, Surfing, Interfacing, and Aesthetically Navigating Content Across Technologies.</text:p>
      <text:p text:style-name="P2"/>
      <text:p text:style-name="P2">Table of Contents</text:p>
      <text:p text:style-name="P2"><text:s text:c="4"/>1. Code of Conduct</text:p>
      <text:p text:style-name="P2"><text:s text:c="4"/>2. Getting Started</text:p>
      <text:p text:style-name="P2"><text:s text:c="4"/>3. How to Contribute</text:p>
      <text:p text:style-name="P2"><text:s text:c="8"/>◦ Reporting Issues</text:p>
      <text:p text:style-name="P2"><text:s text:c="8"/>◦ Suggesting Features</text:p>
      <text:p text:style-name="P2"><text:s text:c="8"/>◦ Writing Code</text:p>
      <text:p text:style-name="P2"><text:s text:c="8"/>◦ Documentation</text:p>
      <text:p text:style-name="P2"><text:s text:c="4"/>4. Pull Request Guidelines</text:p>
      <text:p text:style-name="P2"><text:s text:c="4"/>5. Support</text:p>
      <text:p text:style-name="P2">6. Contact</text:p>
      <text:p text:style-name="P2"/>
      <text:p text:style-name="P2">1. Code of Conduct</text:p>
      <text:p text:style-name="P2">Project Persiancat wants an open community developing it, new developers and companies are welcomed to contribute but they must follow these conditions</text:p>
      <text:p text:style-name="P2"><text:s text:c="4"/>• The individual/company must be dedicated to the free software principles</text:p>
      <text:p text:style-name="P2"><text:s text:c="4"/>• They can use it to make money, provide consulting or fork it for personal/commercial use</text:p>
      <text:p text:style-name="P2"><text:s text:c="4"/>• Any forks/modifications of this code must be published under the terms of the licenses of GNU General Public License v.3 or later(for the Web Browser) and GNU Lesser General Public License v.3 or later(for the browser engine)</text:p>
      <text:p text:style-name="P2"><text:s text:c="4"/>• No abuse, insult, derogatory, personal attacks based on one's opinions like political ideology, religion, caste, sex, race, etc would strictly not be tolerated, and the individual doing that can be banned from the project</text:p>
      <text:p text:style-name="P2">We encourage</text:p>
      <text:p text:style-name="P2"><text:s text:c="4"/>(1) Using welcoming and inclusive language</text:p>
      <text:p text:style-name="P2"><text:s text:c="4"/>(2) Being respectful of differing viewpoints and experiences</text:p>
      <text:p text:style-name="P2"><text:s text:c="4"/>(3) Gracefully accepting constructive criticism</text:p>
      <text:p text:style-name="P2"><text:s text:c="4"/>(4) Focusing on what is best for the community</text:p>
      <text:p text:style-name="P2"><text:s text:c="4"/>(5) Showing empathy towards other community members</text:p>
      <text:p text:style-name="P2"><text:s text:c="4"/>(6) Adhering to the free software principles</text:p>
      <text:p text:style-name="P2">2. Getting Started</text:p>
      <text:p text:style-name="P2">Now, you have read the Code of Conduct. So, you can now begin with contributing to the project. The directory structure of the project is simple and not very complex. </text:p>
      <text:p text:style-name="P2"/>
      <text:p text:style-name="P2"/>
      <text:p text:style-name="P2">The copying file contains the license text of the project i.e. GNU GPL v.3 or later, it is basically the same file(https://www.gnu.org/licenses/gpl-3.0.txt) that is available at the GNU Project’s website in the Licenses section</text:p>
      <text:p text:style-name="P2">The functions directory is divided into various subdirectories which contain other functions example- HTML rendering, Tor Circuiting, etc. It also contains the source code used from other projects.</text:p>
      <text:p text:style-name="P2">The main.c file is the heart of the project. You would always compile it, it contains links and basic code for the browser to run</text:p>
      <text:p text:style-name="P2"><text:soft-page-break/>The MANUALS directory contains the manual, contributing and other project related text/word files in OpenDocument Text(ODT), PDF, text, Markdown and HTML.</text:p>
      <text:p text:style-name="P2">The README.md file is the readme file of the project and is shown first on the repository place.</text:p>
      <text:p text:style-name="P2">The recommended language for comments, git issues and other talks is English, however if you don’t know it you, may give a translated text.</text:p>
      <text:p text:style-name="P2">3. Reporting Issues</text:p>
      <text:p text:style-name="P2">To report issues and bugs pull a git issue on the Github repository with a clear description including-</text:p>
      <text:p text:style-name="P2"><text:s text:c="4"/>• Steps to reproduce it.</text:p>
      <text:p text:style-name="P2"><text:s text:c="4"/>• Information related to operating system and GCC version</text:p>
      <text:p text:style-name="P2"><text:s text:c="4"/>• A clear-cut description</text:p>
      <text:p text:style-name="P2"><text:s text:c="4"/>• Expected and actual behaviour.</text:p>
      <text:p text:style-name="P2"><text:s text:c="4"/>• Any relevant code or screenshots.</text:p>
      <text:p text:style-name="P2">4. Suggesting Features</text:p>
      <text:p text:style-name="P2">If you have ideas for improvement or adding features, we would love to hear that. Please open an issue with labelled Feature Request and include</text:p>
      <text:p text:style-name="P2"><text:s text:c="4"/>• A description of the feature or idea</text:p>
      <text:p text:style-name="P2"><text:s text:c="4"/>• Any relevant use-cases </text:p>
      <text:p text:style-name="P2"><text:s text:c="4"/>• Any examples or mockup if possible</text:p>
      <text:p text:style-name="P2">5. Writing Code</text:p>
      <text:p text:style-name="P2">For code contributions:</text:p>
      <text:p text:style-name="P2"><text:s text:c="4"/>1. Make sure your changes fit with the project’s objectives and structure.</text:p>
      <text:p text:style-name="P2"><text:s text:c="4"/>2. Follow the existing coding standards (e.g., <text:s/>naming conventions).</text:p>
      <text:p text:style-name="P2"><text:s text:c="4"/>3. Test your code thoroughly and document any new functionality.</text:p>
      <text:p text:style-name="P2"><text:s text:c="4"/>4. Ensure your code works on all supported platforms/environments. </text:p>
      <text:p text:style-name="P2"><text:s text:c="4"/>5. Make sure to keep your code well-organised for other people to read and understand.</text:p>
      <text:p text:style-name="P2"><text:s text:c="4"/>6. Make sure every file has this comment on the top the file. In places in the code snippet given below like Copyright © 2024-2025 Pranjal Prasad you may include your name also. Change date, Language used in this file and version.</text:p>
      <text:p text:style-name="P2"/>
      <text:p text:style-name="P2">/* Persiancat - A simple privacy-focused browser</text:p>
      <text:p text:style-name="P2"><text:s text:c="3"/>Copyright (C) 2024-2025 Pranjal Prasad</text:p>
      <text:p text:style-name="P2"><text:s text:c="3"/>Language used in this file- C</text:p>
      <text:p text:style-name="P2"/>
      <text:p text:style-name="P2"><text:s text:c="4"/>This program is free software: you can redistribute it and/or modify</text:p>
      <text:p text:style-name="P2"><text:s text:c="4"/>it under the terms of the GNU General Public License as published by</text:p>
      <text:p text:style-name="P2"><text:s text:c="4"/>the Free Software Foundation, either version 3 of the License, or</text:p>
      <text:p text:style-name="P2"><text:s text:c="4"/>(at your option) any later version.</text:p>
      <text:p text:style-name="P2"/>
      <text:p text:style-name="P2"><text:s text:c="4"/>This program is distributed in the hope that it will be useful,</text:p>
      <text:p text:style-name="P2"><text:s text:c="4"/>but WITHOUT ANY WARRANTY; without even the implied warranty of</text:p>
      <text:p text:style-name="P2"><text:s text:c="4"/>MERCHANTABILITY or FITNESS FOR A PARTICULAR PURPOSE. <text:s/>See the</text:p>
      <text:p text:style-name="P2"><text:s text:c="4"/>GNU General Public License for more details.</text:p>
      <text:p text:style-name="P2"/>
      <text:p text:style-name="P2"><text:s text:c="4"/>You should have received a copy of the GNU General Public License</text:p>
      <text:p text:style-name="P2"><text:s text:c="4"/>along with this program. <text:s/>If not, see &lt;https://www.gnu.org/licenses/&gt;.</text:p>
      <text:p text:style-name="P2"/>
      <text:p text:style-name="P2"><text:s text:c="4"/>Be free to fork or experiment with this program. For the manual, visit</text:p>
      <text:p text:style-name="P2"><text:s text:c="4"/>the 'Manual' folder with documentation in Markdown/HTML, OpenDocument Text,</text:p>
      <text:p text:style-name="P2"><text:s text:c="4"/>and a PDF. For any advice, bug, or question, pull an issue on the Git repository.</text:p>
      <text:p text:style-name="P2"/>
      <text:p text:style-name="P2"><text:s text:c="4"/>-----------------------------------------------------</text:p>
      <text:p text:style-name="P2"><text:soft-page-break/><text:s text:c="4"/>PROJECT INFO:</text:p>
      <text:p text:style-name="P2"><text:s text:c="4"/>-----------------------------------------------------</text:p>
      <text:p text:style-name="P2"><text:s text:c="4"/>Project Name <text:s text:c="3"/>: Persiancat</text:p>
      <text:p text:style-name="P2"><text:s text:c="4"/>Version <text:s text:c="8"/>: Alpha 0.97</text:p>
      <text:p text:style-name="P2"><text:s text:c="4"/>Author <text:s text:c="9"/>: Pranjal Prasad and community</text:p>
      <text:p text:style-name="P2"><text:s text:c="4"/>License <text:s text:c="8"/>: GPL-3.0 (GNU General Public License v3.0 or later) <text:span text:style-name="T1">for the browser and LGPL 3.0(GNU Lesser General Public License v3.0 or later) for the web engine</text:span></text:p>
      <text:p text:style-name="P2"><text:s text:c="4"/>Repository <text:s text:c="5"/>: https://github.com/pranjalprasad12/project-persiancat/main.c</text:p>
      <text:p text:style-name="P2"><text:s text:c="4"/>Documentation <text:s text:c="2"/>: Markdown/HTML/OpenDocument/PDF (Located in the 'Manual' folder)</text:p>
      <text:p text:style-name="P2"><text:s text:c="4"/>Date <text:s text:c="11"/>: 02 October 2024</text:p>
      <text:p text:style-name="P2"><text:s text:c="4"/>Description <text:s text:c="4"/>: Persiancat is a lightweight, privacy-centric browser designed to prioritize user privacy and security by minimising tracking, implementing built-in ad-blocking, and ensuring a minimal resource footprint.</text:p>
      <text:p text:style-name="P2"><text:s text:c="4"/>Version Controling System: Git</text:p>
      <text:p text:style-name="P2"/>
      <text:p text:style-name="P2"><text:s text:c="4"/>-----------------------------------------------------</text:p>
      <text:p text:style-name="P2"><text:s text:c="4"/>FEATURES:</text:p>
      <text:p text:style-name="P2"><text:s text:c="4"/>-----------------------------------------------------</text:p>
      <text:p text:style-name="P2"><text:s text:c="4"/>- Privacy-focused browsing experience.</text:p>
      <text:p text:style-name="P2"><text:s text:c="4"/>- Loads only neccesary CSS(like colours) and JavaScript</text:p>
      <text:p text:style-name="P2"><text:s text:c="4"/>- Lightweight design with minimal resource usage.</text:p>
      <text:p text:style-name="P2"><text:s text:c="4"/>- Built-in tracker prevention.</text:p>
      <text:p text:style-name="P2"><text:s text:c="4"/>- Customizable privacy settings and interface.</text:p>
      <text:p text:style-name="P2"><text:s text:c="4"/>- Support for multiple platforms (Linux, macOS, Windows).</text:p>
      <text:p text:style-name="P2"><text:s text:c="4"/>- Free and Open Source- you are free to use, modify, and redistribute.</text:p>
      <text:p text:style-name="P2"/>
      <text:p text:style-name="P2"><text:s text:c="4"/>-----------------------------------------------------</text:p>
      <text:p text:style-name="P2"><text:s text:c="4"/>CONTRIBUTING:</text:p>
      <text:p text:style-name="P2"><text:s text:c="4"/>-----------------------------------------------------</text:p>
      <text:p text:style-name="P2"><text:s text:c="4"/>- Fork the repository, make changes, and submit a pull request.</text:p>
      <text:p text:style-name="P2"><text:s text:c="4"/>- Contributions are welcome in the form of bug reports, code improvements, new features, or documentation updates.</text:p>
      <text:p text:style-name="P2"><text:s text:c="4"/>- Follow the guidelines provided in the 'CONTRIBUTING.md' file.</text:p>
      <text:p text:style-name="P2"><text:s text:c="4"/>- Linux, macOS, BSD or Windows(with WSL <text:span text:style-name="T2">or MingGW</text:span>) is preferred</text:p>
      <text:p text:style-name="P2"><text:s text:c="4"/>- GCC is the preferred compiler</text:p>
      <text:p text:style-name="P2"><text:s text:c="4"/>- Being a programmer is not always required for contributing but basic knowledge is, you may help with documentation, designs and promoting the project.</text:p>
      <text:p text:style-name="P2"><text:s text:c="4"/>-----------------------------------------------------</text:p>
      <text:p text:style-name="P2"><text:s text:c="4"/>CONTACT &amp; SUPPORT:</text:p>
      <text:p text:style-name="P2"><text:s text:c="4"/>-----------------------------------------------------</text:p>
      <text:p text:style-name="P2"><text:s text:c="4"/>Author Email <text:s text:c="2"/>: pranjal@example.com (replace with real email)</text:p>
      <text:p text:style-name="P2"><text:s text:c="4"/>Issues Tracker : https://github.com/your-repository-link/issues (replace with real link)</text:p>
      <text:p text:style-name="P2"/>
      <text:p text:style-name="P2"><text:s text:c="4"/>-----------------------------------------------------</text:p>
      <text:p text:style-name="P2"><text:s text:c="4"/>NOTE:</text:p>
      <text:p text:style-name="P2"><text:s text:c="4"/>-----------------------------------------------------</text:p>
      <text:p text:style-name="P2"><text:s text:c="4"/>This project is in active development. Contributions, feedback, and collaboration are highly appreciated. Please ensure that all changes comply with the project's licensing terms.</text:p>
      <text:p text:style-name="P2"><text:s text:c="4"/>*/</text:p>
      <text:p text:style-name="P2">C code snippet taken from the original main.c file that I wrote on 2 October 2024.</text:p>
      <text:p text:style-name="P2">6. Documentation</text:p>
      <text:p text:style-name="P2">Documentation is key to making Project Persiancat user-friendly. You can help the project by-</text:p>
      <text:p text:style-name="P2"><text:soft-page-break/><text:s text:c="4"/>1. Adding or improving explanations for any features or functions. </text:p>
      <text:p text:style-name="P2"><text:s text:c="4"/>2. Updating existing documentation as features evolve.</text:p>
      <text:p text:style-name="P2">7. Pull Request Guidelines</text:p>
      <text:p text:style-name="P2">To submit a pull request:</text:p>
      <text:p text:style-name="P2"><text:s text:c="4"/>1. Open a new branch from main or the current development branch.</text:p>
      <text:p text:style-name="P2"><text:s text:c="4"/>2. Make your changes on this branch.</text:p>
      <text:p text:style-name="P2"><text:s text:c="4"/>3. When ready, submit a pull request with a clear description of your changes.</text:p>
      <text:p text:style-name="P2"><text:s text:c="4"/>4. Reference any related issues in your pull request description.</text:p>
      <text:p text:style-name="P2"><text:s text:c="4"/>5. Be open to feedback and ready to make any necessary revisions.</text:p>
      <text:p text:style-name="P2">8. License</text:p>
      <text:p text:style-name="P2">Most of the code base of this project has been licensed under the GNU General Public License v.3 or later(GPL v.3 or later https://www.gnu.org/licenses/gpl-3.0.txt) and GNU Lesser General Public License v.3 or later(LGPL v.3 or later https://www.gnu.org/licenses/lgpl-3.0.txt). While some is in MIT License, Apache License 2.0(https://www.apache.org/licenses/LICENSE-2.0.txt) and Mozilla Public License 2.0(MPL 2.0 https://www.mozilla.org/media/MPL/2.0/index.815ca599c9df.txt). Every possible attribution/credit to the original author(s) would be given for their precious work.</text:p>
      <text:p text:style-name="P2">9. Support and Contact</text:p>
      <text:p text:style-name="P2">Feel free to reach out in case you need any assistance in understanding code, contributing or any other assistance. If you have questions, please reach out through the project’s issue tracker or discussion forums.</text:p>
      <text:p text:style-name="P2">Thank you again for your time and support for contributing to Project Persianca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ookman Old Style" svg:font-family="'Bookman Old Styl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ranjal Prasad</meta:initial-creator>
    <meta:creation-date>2024-11-12T20:53:56.655283762</meta:creation-date>
    <dc:date>2024-11-12T20:56:55.171469643</dc:date>
    <dc:creator>Pranjal Prasad</dc:creator>
    <meta:editing-duration>PT2M55S</meta:editing-duration>
    <meta:editing-cycles>7</meta:editing-cycles>
    <meta:generator>LibreOffice/24.8.2.1$Linux_X86_64 LibreOffice_project/0f794b6e29741098670a3b95d60478a65d05ef13</meta:generator>
    <meta:document-statistic meta:table-count="0" meta:image-count="0" meta:object-count="0" meta:page-count="4" meta:paragraph-count="129" meta:word-count="1280" meta:character-count="9204" meta:non-whitespace-character-count="7595"/>
  </office:meta>
</office:document-meta>
</file>